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39f" officeooo:paragraph-rsid="0014239f"/>
    </style:style>
    <style:style style:name="T1" style:family="text">
      <style:text-properties officeooo:rsid="0015a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void main ()</text:p>
      <text:p text:style-name="P1">{</text:p>
      <text:p text:style-name="P1"><text:s/>int num[]={31,14,15,7,2};</text:p>
      <text:p text:style-name="P1">int i, j, a;</text:p>
      <text:p text:style-name="P1">for (i = 0; i &lt; <text:span text:style-name="T1">4</text:span>; ++i)</text:p>
      <text:p text:style-name="P1">{</text:p>
      <text:p text:style-name="P1">for (j = i+1; j&lt;<text:span text:style-name="T1">4</text:span>;++j)</text:p>
      <text:p text:style-name="P1"><text:s/>{</text:p>
      <text:p text:style-name="P1">if (num[i]&lt;num[j])</text:p>
      <text:p text:style-name="P1"><text:s/>{</text:p>
      <text:p text:style-name="P1"><text:s/>a = num<text:span text:style-name="T1">[</text:span>i];</text:p>
      <text:p text:style-name="P1">num[i] = num[j];</text:p>
      <text:p text:style-name="P1">num[j] = a;</text:p>
      <text:p text:style-name="P1">}</text:p>
      <text:p text:style-name="P1">}</text:p>
      <text:p text:style-name="P1">}</text:p>
      <text:p text:style-name="P1">printf("The numbers arranged in descending order");</text:p>
      <text:p text:style-name="P1"><text:s/>for (i = 0; i &lt; n; ++i)</text:p>
      <text:p text:style-name="P1"><text:s/>{</text:p>
      <text:p text:style-name="P1">printf("%d\n", num[i]);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21:32.217420636</meta:creation-date>
    <dc:date>2016-07-10T11:30:58.199264175</dc:date>
    <meta:editing-duration>PT3M21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23" meta:word-count="61" meta:character-count="281" meta:non-whitespace-character-count="237"/>
  </office:meta>
</office:document-meta>
</file>